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30pt" style:font-size-asian="30pt" style:font-size-complex="30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0pt" style:font-size-asian="30pt" style:font-size-complex="30pt"/>
    </style:style>
    <style:style style:name="P3" style:family="paragraph">
      <style:text-properties fo:font-size="12pt"/>
    </style:style>
    <style:style style:name="T1" style:family="text">
      <style:text-properties fo:color="#ffffff" fo:font-size="30pt" fo:language="pl" fo:country="PL" style:font-size-asian="30pt" style:language-asian="pl" style:country-asian="PL" style:font-size-complex="30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405cm" svg:height="16.758cm" svg:x="1.3cm" svg:y="1.064cm">
          <text:list text:style-name="L1">
            <text:list-header>
              <text:p text:style-name="P1"><text:span text:style-name="T1">1. Dobranoc Głowo święta Jezusa mojego,</text:span></text:p>
            </text:list-header>
            <text:list-item>
              <text:p text:style-name="P1"><text:span text:style-name="T1">Któraś była zraniona do mózgu samego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Ref. Dobranoc Kwiecie różany, </text:span></text:p>
            </text:list-item>
            <text:list-item>
              <text:p text:style-name="P1"><text:span text:style-name="T1">dobranoc Jezu Kochany, dobranoc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Dobranoc, włosy święte, mocno potargane,</text:span></text:p>
            </text:list-item>
            <text:list-item>
              <text:p text:style-name="P1"><text:span text:style-name="T1">Które były najświętszą Krwią zafarbowane.</text:span></text:p>
            </text:list-item>
            <text:list-item>
              <text:p text:style-name="P1"><text:span text:style-name="T1">Dobranoc..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Dobranoc usta święte, usta koralowe,</text:span></text:p>
            </text:list-item>
            <text:list-item>
              <text:p text:style-name="P1"><text:span text:style-name="T1">które były zranione w domu Annaszowym.</text:span></text:p>
            </text:list-item>
            <text:list-item>
              <text:p text:style-name="P1"><text:span text:style-name="T1">Dobranoc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2" draw:layer="layout" svg:width="23.405cm" svg:height="14.22cm" svg:x="1.3cm" svg:y="2.164cm">
          <text:p text:style-name="P1"><text:span text:style-name="T1">4. Dobranoc, szyjo święta, w łańcuch uzbrojona,</text:span></text:p>
          <text:p text:style-name="P1"><text:span text:style-name="T1">Bądź po wszystkie wieczności mile pochwalona.</text:span></text:p>
          <text:p text:style-name="P1"><text:span text:style-name="T1">Dobranoc...</text:span></text:p>
          <text:p text:style-name="P1"><text:span text:style-name="T1"/></text:p>
          <text:p text:style-name="P1"><text:span text:style-name="T1">5. Dobranoc, ręce święte, na krzyż wyciągnione,</text:span></text:p>
          <text:p text:style-name="P1"><text:span text:style-name="T1">Jako struny na lutni, gdy są wystrojone.</text:span></text:p>
          <text:p text:style-name="P1"><text:span text:style-name="T1">Dobranoc...</text:span></text:p>
          <text:p text:style-name="P1"><text:span text:style-name="T1"/></text:p>
          <text:p text:style-name="P1"><text:span text:style-name="T1">6. Dobranoc, szyjo święta, w łańcuch uzbrojona,</text:span></text:p>
          <text:p text:style-name="P1"><text:span text:style-name="T1">Bądź po wszystkie wieczności mile pochwalona.</text:span></text:p>
          <text:p text:style-name="P1"><text:span text:style-name="T1">Dobranoc..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2" draw:layer="layout" svg:width="23.405cm" svg:height="14.22cm" svg:x="1.3cm" svg:y="2.164cm">
          <text:list text:style-name="L1">
            <text:list-header>
              <text:p text:style-name="P1"><text:span text:style-name="T1">7. Dobranoc, szyjo święta, w łańcuch uzbrojona,</text:span></text:p>
            </text:list-header>
            <text:list-item>
              <text:p text:style-name="P1"><text:span text:style-name="T1">Bądź po wszystkie wieczności mile pochwalona.</text:span></text:p>
            </text:list-item>
            <text:list-item>
              <text:p text:style-name="P1"><text:span text:style-name="T1">Dobranoc..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8. Dobranoc, nogi święte, na wylot przeszyte,</text:span></text:p>
            </text:list-item>
            <text:list-item>
              <text:p text:style-name="P1"><text:span text:style-name="T1">I tępymi gwoździami do krzyża przybite.</text:span></text:p>
            </text:list-item>
            <text:list-item>
              <text:p text:style-name="P1"><text:span text:style-name="T1">Dobranoc..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9. Dobranoc, krzyżu święty, z którego złożony,</text:span></text:p>
            </text:list-item>
            <text:list-item>
              <text:p text:style-name="P1"><text:span text:style-name="T1">Jezus i w prześcieradło białe owiniony.</text:span></text:p>
            </text:list-item>
            <text:list-item>
              <text:p text:style-name="P1"><text:span text:style-name="T1">Dobranoc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draw:custom-shape draw:style-name="gr5" draw:text-style-name="P2" draw:layer="layout" svg:width="23.7cm" svg:height="5.337cm" svg:x="1.3cm" svg:y="5.564cm">
          <text:list text:style-name="L1">
            <text:list-header>
              <text:p text:style-name="P1"><text:span text:style-name="T1">10. Dobranoc, grobie święty najświętszego Ciała,</text:span></text:p>
            </text:list-header>
            <text:list-item>
              <text:p text:style-name="P1"><text:span text:style-name="T1">Który Matka bolesna łzami oblewała.</text:span></text:p>
              <text:p text:style-name="P1"><text:span text:style-name="T1">Niech Ci będzie cześć w wieczności,</text:span></text:p>
              <text:p text:style-name="P1"><text:span text:style-name="T1">Za Twe męki zelżywości, Jezu Mój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8T18:47:45.27</dc:date>
    <meta:editing-cycles>49</meta:editing-cycles>
    <meta:editing-duration>PT6H26M19S</meta:editing-duration>
    <meta:generator>OpenOffice/4.1.1$Win32 OpenOffice.org_project/411m6$Build-9775</meta:generator>
    <meta:document-statistic meta:object-count="30"/>
  </office:meta>
</office:document-meta>
</file>